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f2af" officeooo:paragraph-rsid="0004f2af"/>
    </style:style>
    <style:style style:name="P2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04f2af" officeooo:paragraph-rsid="0004f2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QL Excercises</text:p>
      <text:p text:style-name="P1"/>
      <text:p text:style-name="P1">SQL Script To Seed Sample Data.</text:p>
      <text:p text:style-name="P1">CREATE DATABASE ORG;</text:p>
      <text:p text:style-name="P1">SHOW DATABASES;</text:p>
      <text:p text:style-name="P1">USE ORG;</text:p>
      <text:p text:style-name="P1"/>
      <text:p text:style-name="P1">CREATE TABLE Worker (</text:p>
      <text:p text:style-name="P1"><text:s text:c="8"/>WORKER_ID INT NOT NULL PRIMARY KEY AUTO_INCREMENT,</text:p>
      <text:p text:style-name="P1"><text:s text:c="8"/>FIRST_NAME CHAR(25),</text:p>
      <text:p text:style-name="P1"><text:s text:c="8"/>LAST_NAME CHAR(25),</text:p>
      <text:p text:style-name="P1"><text:s text:c="8"/>SALARY INT(15),</text:p>
      <text:p text:style-name="P1"><text:s text:c="8"/>JOINING_DATE DATETIME,</text:p>
      <text:p text:style-name="P1"><text:s text:c="8"/>DEPARTMENT CHAR(25)</text:p>
      <text:p text:style-name="P1">);</text:p>
      <text:p text:style-name="P1"/>
      <text:p text:style-name="P1">INSERT INTO Worker </text:p>
      <text:p text:style-name="P1"><text:s text:c="8"/>(WORKER_ID, FIRST_NAME, LAST_NAME, SALARY, JOINING_DATE, DEPARTMENT) VALUES</text:p>
      <text:p text:style-name="P1"><text:s text:c="16"/>(001, 'Monika', 'Arora', 100000, '14-02-20 09.00.00', 'HR'),</text:p>
      <text:p text:style-name="P1"><text:s text:c="16"/>(002, 'Niharika', 'Verma', 80000, '14-06-11 09.00.00', 'Admin'),</text:p>
      <text:p text:style-name="P1"><text:s text:c="16"/>(003, 'Vishal', 'Singhal', 300000, '14-02-20 09.00.00', 'HR'),</text:p>
      <text:p text:style-name="P1"><text:s text:c="16"/>(004, 'Amitabh', 'Singh', 500000, '14-02-20 09.00.00', 'Admin'),</text:p>
      <text:p text:style-name="P1"><text:s text:c="16"/>(005, 'Vivek', 'Bhati', 500000, '14-06-11 09.00.00', 'Admin'),</text:p>
      <text:p text:style-name="P1"><text:s text:c="16"/>(006, 'Vipul', 'Diwan', 200000, '14-06-11 09.00.00', 'Account'),</text:p>
      <text:p text:style-name="P1"><text:s text:c="16"/>(007, 'Satish', 'Kumar', 75000, '14-01-20 09.00.00', 'Account'),</text:p>
      <text:p text:style-name="P1"><text:s text:c="16"/>(008, 'Geetika', 'Chauhan', 90000, '14-04-11 09.00.00', 'Admin');</text:p>
      <text:p text:style-name="P1"/>
      <text:p text:style-name="P1">CREATE TABLE Bonus (</text:p>
      <text:p text:style-name="P1"><text:s text:c="8"/>WORKER_REF_ID INT,</text:p>
      <text:p text:style-name="P1"><text:s text:c="8"/>BONUS_AMOUNT INT(10),</text:p>
      <text:p text:style-name="P1"><text:s text:c="8"/>BONUS_DATE DATETIME,</text:p>
      <text:p text:style-name="P1"><text:s text:c="8"/>FOREIGN KEY (WORKER_REF_ID)</text:p>
      <text:p text:style-name="P1"><text:s text:c="16"/>REFERENCES Worker(WORKER_ID)</text:p>
      <text:p text:style-name="P1"><text:s text:c="8"/>ON DELETE CASCADE</text:p>
      <text:p text:style-name="P1">);</text:p>
      <text:p text:style-name="P1"/>
      <text:p text:style-name="P1">INSERT INTO Bonus </text:p>
      <text:p text:style-name="P1"><text:s text:c="8"/>(WORKER_REF_ID, BONUS_AMOUNT, BONUS_DATE) VALUES</text:p>
      <text:p text:style-name="P1"><text:s text:c="16"/>(001, 5000, '16-02-20'),</text:p>
      <text:p text:style-name="P1"><text:s text:c="16"/>(002, 3000, '16-06-11'),</text:p>
      <text:p text:style-name="P1"><text:s text:c="16"/>(003, 4000, '16-02-20'),</text:p>
      <text:p text:style-name="P1"><text:s text:c="16"/>(001, 4500, '16-02-20'),</text:p>
      <text:p text:style-name="P1"><text:s text:c="16"/>(002, 3500, '16-06-11');</text:p>
      <text:p text:style-name="P1">CREATE TABLE Title (</text:p>
      <text:p text:style-name="P1"><text:s text:c="8"/>WORKER_REF_ID INT,</text:p>
      <text:p text:style-name="P1"><text:s text:c="8"/>WORKER_TITLE CHAR(25),</text:p>
      <text:p text:style-name="P1"><text:s text:c="8"/>AFFECTED_FROM DATETIME,</text:p>
      <text:p text:style-name="P1"><text:s text:c="8"/>FOREIGN KEY (WORKER_REF_ID)</text:p>
      <text:p text:style-name="P1"><text:s text:c="16"/>REFERENCES Worker(WORKER_ID)</text:p>
      <text:p text:style-name="P1"><text:s text:c="8"/>ON DELETE CASCADE</text:p>
      <text:p text:style-name="P1">);</text:p>
      <text:p text:style-name="P1"><text:soft-page-break/></text:p>
      <text:p text:style-name="P1">INSERT INTO Title </text:p>
      <text:p text:style-name="P1"><text:s text:c="8"/>(WORKER_REF_ID, WORKER_TITLE, AFFECTED_FROM) VALUES</text:p>
      <text:p text:style-name="P1"><text:s/>(001, 'Manager', '2016-02-20 00:00:00'),</text:p>
      <text:p text:style-name="P1"><text:s/>(002, 'Executive', '2016-06-11 00:00:00'),</text:p>
      <text:p text:style-name="P1"><text:s/>(008, 'Executive', '2016-06-11 00:00:00'),</text:p>
      <text:p text:style-name="P1"><text:s/>(005, 'Manager', '2016-06-11 00:00:00'),</text:p>
      <text:p text:style-name="P1"><text:s/>(004, 'Asst. Manager', '2016-06-11 00:00:00'),</text:p>
      <text:p text:style-name="P1"><text:s/>(007, 'Executive', '2016-06-11 00:00:00'),</text:p>
      <text:p text:style-name="P1"><text:s/>(006, 'Lead', '2016-06-11 00:00:00'),</text:p>
      <text:p text:style-name="P1"><text:s/>(003, 'Lead', '2016-06-11 00:00:00');</text:p>
      <text:p text:style-name="P1">Once above SQL would run, you’ll see a result similar to the one attached below.</text:p>
      <text:p text:style-name="P1"/>
      <text:p text:style-name="P1">Q-1. Write An SQL Query To Fetch “FIRST_NAME” From Worker Table Using The Alias Name As &lt;WORKER_NAME&gt;.</text:p>
      <text:p text:style-name="P1">Ans.</text:p>
      <text:p text:style-name="P1">The required query is:</text:p>
      <text:p text:style-name="P1">Select FIRST_NAME AS WORKER_NAME from Worker;</text:p>
      <text:p text:style-name="P1"> </text:p>
      <text:p text:style-name="P1">Q-2. Write An SQL Query To Fetch “FIRST_NAME” From Worker Table In Upper Case.</text:p>
      <text:p text:style-name="P1">Ans.</text:p>
      <text:p text:style-name="P1">The required query is:</text:p>
      <text:p text:style-name="P1">Select upper(FIRST_NAME) from Worker;</text:p>
      <text:p text:style-name="P1"> </text:p>
      <text:p text:style-name="P1">Q-3. Write An SQL Query To Fetch Unique Values Of DEPARTMENT From Worker Table.</text:p>
      <text:p text:style-name="P1">Ans.</text:p>
      <text:p text:style-name="P1">The required query is:</text:p>
      <text:p text:style-name="P1">Select distinct DEPARTMENT from Worker;</text:p>
      <text:p text:style-name="P1"> </text:p>
      <text:p text:style-name="P1">Q-4. Write An SQL Query To Print The First Three Characters Of  FIRST_NAME From Worker Table.</text:p>
      <text:p text:style-name="P1">Ans.</text:p>
      <text:p text:style-name="P1">The required query is:</text:p>
      <text:p text:style-name="P1">Select substring(FIRST_NAME,1,3) from Worker;</text:p>
      <text:p text:style-name="P1"> </text:p>
      <text:p text:style-name="P1">Q-5. Write An SQL Query To Find The Position Of The Alphabet (‘A’) In The First Name Column ‘Amitabh’ From Worker Table.</text:p>
      <text:p text:style-name="P1">Ans.</text:p>
      <text:p text:style-name="P1">The required query is:</text:p>
      <text:p text:style-name="P1">Select INSTR(FIRST_NAME, BINARY'a') from Worker where FIRST_NAME = 'Amitabh';</text:p>
      <text:p text:style-name="P1">Notes.</text:p>
      <text:p text:style-name="P1">The INSTR method is in case-sensitive by default.</text:p>
      <text:p text:style-name="P1">Using Binary operator will make INSTR work as the case-sensitive function.</text:p>
      <text:p text:style-name="P1"> </text:p>
      <text:p text:style-name="P1">Q-6. Write An SQL Query To Print The FIRST_NAME From Worker Table After Removing White Spaces From The Right Side.</text:p>
      <text:p text:style-name="P1">Ans.</text:p>
      <text:p text:style-name="P1">The required query is:</text:p>
      <text:p text:style-name="P1">Select RTRIM(FIRST_NAME) from Worker;</text:p>
      <text:p text:style-name="P1"> </text:p>
      <text:p text:style-name="P1">Q-7. Write An SQL Query To Print The DEPARTMENT From Worker Table After Removing White Spaces From The Left Side.</text:p>
      <text:p text:style-name="P1"><text:soft-page-break/>Ans.</text:p>
      <text:p text:style-name="P1">The required query is:</text:p>
      <text:p text:style-name="P1">Select LTRIM(DEPARTMENT) from Worker;</text:p>
      <text:p text:style-name="P1"> </text:p>
      <text:p text:style-name="P1">Q-8. Write An SQL Query That Fetches The Unique Values Of DEPARTMENT From Worker Table And Prints Its Length.</text:p>
      <text:p text:style-name="P1">Ans.</text:p>
      <text:p text:style-name="P1">The required query is:</text:p>
      <text:p text:style-name="P1">Select distinct length(DEPARTMENT) from Worker;</text:p>
      <text:p text:style-name="P1"> </text:p>
      <text:p text:style-name="P1">Q-9. Write An SQL Query To Print The FIRST_NAME From Worker Table After Replacing ‘A’ With ‘A’.</text:p>
      <text:p text:style-name="P1">Ans.</text:p>
      <text:p text:style-name="P1">The required query is:</text:p>
      <text:p text:style-name="P1">Select REPLACE(FIRST_NAME,'a','A') from Worker;</text:p>
      <text:p text:style-name="P1"> </text:p>
      <text:p text:style-name="P1">Q-10. Write An SQL Query To Print The FIRST_NAME And LAST_NAME From Worker Table Into A Single Column COMPLETE_NAME. A Space Char Should Separate Them.</text:p>
      <text:p text:style-name="P1">Ans.</text:p>
      <text:p text:style-name="P1">The required query is:</text:p>
      <text:p text:style-name="P1">Select CONCAT(FIRST_NAME, ' ', LAST_NAME) AS 'COMPLETE_NAME' from Worker;</text:p>
      <text:p text:style-name="P1"> </text:p>
      <text:p text:style-name="P1">Q-11. Write An SQL Query To Print All Worker Details From The Worker Table Order By FIRST_NAME Ascending.</text:p>
      <text:p text:style-name="P1">Ans.</text:p>
      <text:p text:style-name="P1">The required query is:</text:p>
      <text:p text:style-name="P1">Select * from Worker order by FIRST_NAME asc;</text:p>
      <text:p text:style-name="P1"> </text:p>
      <text:p text:style-name="P1">Q-12. Write An SQL Query To Print All Worker Details From The Worker Table Order By FIRST_NAME Ascending And DEPARTMENT Descending.</text:p>
      <text:p text:style-name="P1">Ans.</text:p>
      <text:p text:style-name="P1">The required query is:</text:p>
      <text:p text:style-name="P1">Select * from Worker order by FIRST_NAME asc,DEPARTMENT desc;</text:p>
      <text:p text:style-name="P1"> </text:p>
      <text:p text:style-name="P1">Q-13. Write An SQL Query To Print Details For Workers With The First Name As “Vipul” And “Satish” From Worker Table.</text:p>
      <text:p text:style-name="P1">Ans.</text:p>
      <text:p text:style-name="P1">The required query is:</text:p>
      <text:p text:style-name="P1">Select * from Worker where FIRST_NAME in ('Vipul','Satish');</text:p>
      <text:p text:style-name="P1"> </text:p>
      <text:p text:style-name="P1">Q-14. Write An SQL Query To Print Details Of Workers Excluding First Names, “Vipul” And “Satish” From Worker Table.</text:p>
      <text:p text:style-name="P1">Ans.</text:p>
      <text:p text:style-name="P1">The required query is:</text:p>
      <text:p text:style-name="P1">Select * from Worker where FIRST_NAME not in ('Vipul','Satish');</text:p>
      <text:p text:style-name="P1"> </text:p>
      <text:p text:style-name="P1">Q-15. Write An SQL Query To Print Details Of Workers With DEPARTMENT Name As “Admin”.</text:p>
      <text:p text:style-name="P1">Ans.</text:p>
      <text:p text:style-name="P1">The required query is:</text:p>
      <text:p text:style-name="P1">Select * from Worker where DEPARTMENT like 'Admin%';</text:p>
      <text:p text:style-name="P1"> </text:p>
      <text:p text:style-name="P1">Q-16. Write An SQL Query To Print Details Of The Workers Whose FIRST_NAME Contains ‘A’.</text:p>
      <text:p text:style-name="P1"><text:soft-page-break/>Ans.</text:p>
      <text:p text:style-name="P1">The required query is:</text:p>
      <text:p text:style-name="P1">Select * from Worker where FIRST_NAME like '%a%';</text:p>
      <text:p text:style-name="P1"> </text:p>
      <text:p text:style-name="P1">Q-17. Write An SQL Query To Print Details Of The Workers Whose FIRST_NAME Ends With ‘A’.</text:p>
      <text:p text:style-name="P1">Ans.</text:p>
      <text:p text:style-name="P1">The required query is:</text:p>
      <text:p text:style-name="P1">Select * from Worker where FIRST_NAME like '%a';</text:p>
      <text:p text:style-name="P1"> </text:p>
      <text:p text:style-name="P1">Q-18. Write An SQL Query To Print Details Of The Workers Whose FIRST_NAME Ends With ‘H’ And Contains Six Alphabets.</text:p>
      <text:p text:style-name="P1">Ans.</text:p>
      <text:p text:style-name="P1">The required query is:</text:p>
      <text:p text:style-name="P1">Select * from Worker where FIRST_NAME like '_____h';</text:p>
      <text:p text:style-name="P1"> </text:p>
      <text:p text:style-name="P1">Q-19. Write An SQL Query To Print Details Of The Workers Whose SALARY Lies Between 100000 And 500000.</text:p>
      <text:p text:style-name="P1">Ans.</text:p>
      <text:p text:style-name="P1">The required query is:</text:p>
      <text:p text:style-name="P1">Select * from Worker where SALARY between 100000 and 500000;</text:p>
      <text:p text:style-name="P1"> </text:p>
      <text:p text:style-name="P1">Q-20. Write An SQL Query To Print Details Of The Workers Who Have Joined In Feb’2014.</text:p>
      <text:p text:style-name="P1">Ans.</text:p>
      <text:p text:style-name="P1">The required query is:</text:p>
      <text:p text:style-name="P1">Select * from Worker where year(JOINING_DATE) = 2014 and month(JOINING_DATE) = 2;</text:p>
      <text:p text:style-name="P1"> </text:p>
      <text:p text:style-name="P1">Q-21. Write An SQL Query To Fetch The Count Of Employees Working In The Department ‘Admin’.</text:p>
      <text:p text:style-name="P1">Ans.</text:p>
      <text:p text:style-name="P1">The required query is:</text:p>
      <text:p text:style-name="P1">SELECT COUNT(*) FROM worker WHERE DEPARTMENT = 'Admin';</text:p>
      <text:p text:style-name="P1"> </text:p>
      <text:p text:style-name="P1">Q-22. Write An SQL Query To Fetch Worker Names With Salaries &gt;= 50000 And &lt;= 100000.</text:p>
      <text:p text:style-name="P1">Ans.</text:p>
      <text:p text:style-name="P1">The required query is:</text:p>
      <text:p text:style-name="P1">SELECT CONCAT(FIRST_NAME, ' ', LAST_NAME) As Worker_Name, Salary</text:p>
      <text:p text:style-name="P1">FROM worker </text:p>
      <text:p text:style-name="P1">WHERE WORKER_ID IN </text:p>
      <text:p text:style-name="P1">(SELECT WORKER_ID FROM worker </text:p>
      <text:p text:style-name="P1">WHERE Salary BETWEEN 50000 AND 100000);</text:p>
      <text:p text:style-name="P1">Q-23. Write An SQL Query To Fetch The No. Of Workers For Each Department In The Descending Order.</text:p>
      <text:p text:style-name="P1">Ans.</text:p>
      <text:p text:style-name="P1">The required query is:</text:p>
      <text:p text:style-name="P1">SELECT DEPARTMENT, count(WORKER_ID) No_Of_Workers </text:p>
      <text:p text:style-name="P1">FROM worker </text:p>
      <text:p text:style-name="P1">GROUP BY DEPARTMENT </text:p>
      <text:p text:style-name="P1">ORDER BY No_Of_Workers DESC;</text:p>
      <text:p text:style-name="P1">Q-24. Write An SQL Query To Print Details Of The Workers Who Are Also Managers.</text:p>
      <text:p text:style-name="P1">Ans.</text:p>
      <text:p text:style-name="P1">The required query is:</text:p>
      <text:p text:style-name="P1">SELECT DISTINCT W.FIRST_NAME, T.WORKER_TITLE</text:p>
      <text:p text:style-name="P1"><text:soft-page-break/>FROM Worker W</text:p>
      <text:p text:style-name="P1">INNER JOIN Title T</text:p>
      <text:p text:style-name="P1">ON W.WORKER_ID = T.WORKER_REF_ID</text:p>
      <text:p text:style-name="P1">AND T.WORKER_TITLE in ('Manager');</text:p>
      <text:p text:style-name="P1"> </text:p>
      <text:p text:style-name="P1">Q-25. Write An SQL Query To Fetch Duplicate Records Having Matching Data In Some Fields Of A Table.</text:p>
      <text:p text:style-name="P1">Ans.</text:p>
      <text:p text:style-name="P1">The required query is:</text:p>
      <text:p text:style-name="P1">SELECT WORKER_TITLE, AFFECTED_FROM, COUNT(*)</text:p>
      <text:p text:style-name="P1">FROM Title</text:p>
      <text:p text:style-name="P1">GROUP BY WORKER_TITLE, AFFECTED_FROM</text:p>
      <text:p text:style-name="P1">HAVING COUNT(*) &gt; 1;</text:p>
      <text:p text:style-name="P1">Q-26. Write An SQL Query To Show Only Odd Rows From A Table.</text:p>
      <text:p text:style-name="P1">Ans.</text:p>
      <text:p text:style-name="P1">The required query is:</text:p>
      <text:p text:style-name="P1">SELECT * FROM Worker WHERE MOD (WORKER_ID, 2) &lt;&gt; 0;</text:p>
      <text:p text:style-name="P1"> </text:p>
      <text:p text:style-name="P1">Q-27. Write An SQL Query To Show Only Even Rows From A Table.</text:p>
      <text:p text:style-name="P1">Ans.</text:p>
      <text:p text:style-name="P1">The required query is:</text:p>
      <text:p text:style-name="P1">SELECT * FROM Worker WHERE MOD (WORKER_ID, 2) = 0;</text:p>
      <text:p text:style-name="P1">Q-28. Write An SQL Query To Clone A New Table From Another Table.</text:p>
      <text:p text:style-name="P1">Ans.</text:p>
      <text:p text:style-name="P1">The general query to clone a table with data is:</text:p>
      <text:p text:style-name="P1">SELECT * INTO WorkerClone FROM Worker;</text:p>
      <text:p text:style-name="P1">The general way to clone a table without information is:</text:p>
      <text:p text:style-name="P1">SELECT * INTO WorkerClone FROM Worker WHERE 1 = 0;</text:p>
      <text:p text:style-name="P1">An alternate way to clone a table (for MySQL) without is:</text:p>
      <text:p text:style-name="P1">CREATE TABLE WorkerClone LIKE Worker;</text:p>
      <text:p text:style-name="P1"> </text:p>
      <text:p text:style-name="P1">Q-29. Write An SQL Query To Fetch Intersecting Records Of Two Tables.</text:p>
      <text:p text:style-name="P1">Ans.</text:p>
      <text:p text:style-name="P1">The required query is:</text:p>
      <text:p text:style-name="P1">(SELECT * FROM Worker)</text:p>
      <text:p text:style-name="P1">INTERSECT</text:p>
      <text:p text:style-name="P1">(SELECT * FROM WorkerClone);</text:p>
      <text:p text:style-name="P1"> </text:p>
      <text:p text:style-name="P1">Q-30. Write An SQL Query To Show Records From One Table That Another Table Does Not Have.</text:p>
      <text:p text:style-name="P1">Ans.</text:p>
      <text:p text:style-name="P1">The required query is:</text:p>
      <text:p text:style-name="P1">SELECT * FROM Worker</text:p>
      <text:p text:style-name="P1">MINUS</text:p>
      <text:p text:style-name="P1">SELECT * FROM Title;</text:p>
      <text:p text:style-name="P1"> </text:p>
      <text:p text:style-name="P1">Q-31. Write An SQL Query To Show The Current Date And Time.</text:p>
      <text:p text:style-name="P1">Ans.</text:p>
      <text:p text:style-name="P1">Following MySQL query returns the current date:</text:p>
      <text:p text:style-name="P1">SELECT CURDATE();</text:p>
      <text:p text:style-name="P1">Following MySQL query returns the current date and time:</text:p>
      <text:p text:style-name="P1">SELECT NOW();</text:p>
      <text:p text:style-name="P1">Following SQL Server query returns the current date and time:</text:p>
      <text:p text:style-name="P1"><text:soft-page-break/>SELECT getdate();</text:p>
      <text:p text:style-name="P1">Following Oracle query returns the current date and time:</text:p>
      <text:p text:style-name="P1">SELECT SYSDATE FROM DUAL;</text:p>
      <text:p text:style-name="P1"> </text:p>
      <text:p text:style-name="P1">Q-32. Write An SQL Query To Show The Top N (Say 10) Records Of A Table.</text:p>
      <text:p text:style-name="P1">Ans.</text:p>
      <text:p text:style-name="P1">Following MySQL query will return the top n records using the LIMIT method:</text:p>
      <text:p text:style-name="P1">SELECT * FROM Worker ORDER BY Salary DESC LIMIT 10;</text:p>
      <text:p text:style-name="P1">Following SQL Server query will return the top n records using the TOP command:</text:p>
      <text:p text:style-name="P1">SELECT TOP 10 * FROM Worker ORDER BY Salary DESC;</text:p>
      <text:p text:style-name="P1">Following Oracle query will return the top n records with the help of ROWNUM:</text:p>
      <text:p text:style-name="P1">SELECT * FROM (SELECT * FROM Worker ORDER BY Salary DESC)</text:p>
      <text:p text:style-name="P1">WHERE ROWNUM &lt;= 10;</text:p>
      <text:p text:style-name="P1"> </text:p>
      <text:p text:style-name="P1">Q-33. Write An SQL Query To Determine The Nth (Say N=5) Highest Salary From A Table.</text:p>
      <text:p text:style-name="P1">Ans.</text:p>
      <text:p text:style-name="P1">The following MySQL query returns the nth highest salary:</text:p>
      <text:p text:style-name="P1">SELECT Salary FROM Worker ORDER BY Salary DESC LIMIT n-1,1;</text:p>
      <text:p text:style-name="P1">The following SQL Server query returns the nth highest salary:</text:p>
      <text:p text:style-name="P1">SELECT TOP 1 Salary</text:p>
      <text:p text:style-name="P1">FROM (</text:p>
      <text:p text:style-name="P1"><text:s/>SELECT DISTINCT TOP n Salary</text:p>
      <text:p text:style-name="P1"><text:s/>FROM Worker </text:p>
      <text:p text:style-name="P1"><text:s/>ORDER BY Salary DESC</text:p>
      <text:p text:style-name="P1"><text:s/>)</text:p>
      <text:p text:style-name="P1">ORDER BY Salary ASC;</text:p>
      <text:p text:style-name="P1"> </text:p>
      <text:p text:style-name="P1">Q-34. Write An SQL Query To Determine The 5th Highest Salary Without Using TOP Or Limit Method.</text:p>
      <text:p text:style-name="P1">Ans.</text:p>
      <text:p text:style-name="P1">The following query is using the correlated subquery to return the 5th highest salary:</text:p>
      <text:p text:style-name="P1">SELECT Salary</text:p>
      <text:p text:style-name="P1">FROM Worker W1</text:p>
      <text:p text:style-name="P1">WHERE 4 = (</text:p>
      <text:p text:style-name="P1"><text:s/>SELECT COUNT( DISTINCT ( W2.Salary ) )</text:p>
      <text:p text:style-name="P1"><text:s/>FROM Worker W2</text:p>
      <text:p text:style-name="P1"><text:s/>WHERE W2.Salary &gt;= W1.Salary</text:p>
      <text:p text:style-name="P1"><text:s/>);</text:p>
      <text:p text:style-name="P1">Use the following generic method to find nth highest salary without using TOP or limit.</text:p>
      <text:p text:style-name="P1">SELECT Salary</text:p>
      <text:p text:style-name="P1">FROM Worker W1</text:p>
      <text:p text:style-name="P1">WHERE n-1 = (</text:p>
      <text:p text:style-name="P1"><text:s/>SELECT COUNT( DISTINCT ( W2.Salary ) )</text:p>
      <text:p text:style-name="P1"><text:s/>FROM Worker W2</text:p>
      <text:p text:style-name="P1"><text:s/>WHERE W2.Salary &gt;= W1.Salary</text:p>
      <text:p text:style-name="P1"><text:s/>);</text:p>
      <text:p text:style-name="P1"> </text:p>
      <text:p text:style-name="P1">Q-35. Write An SQL Query To Fetch The List Of Employees With The Same Salary.</text:p>
      <text:p text:style-name="P1">Ans.</text:p>
      <text:p text:style-name="P1">The required query is:</text:p>
      <text:p text:style-name="P1">Select distinct W.WORKER_ID, W.FIRST_NAME, W.Salary </text:p>
      <text:p text:style-name="P1">from Worker W, Worker W1 </text:p>
      <text:p text:style-name="P1"><text:soft-page-break/>where W.Salary = W1.Salary </text:p>
      <text:p text:style-name="P1">and W.WORKER_ID != W1.WORKER_ID;</text:p>
      <text:p text:style-name="P1"> </text:p>
      <text:p text:style-name="P1">Q-36. Write An SQL Query To Show The Second Highest Salary From A Table.</text:p>
      <text:p text:style-name="P1">Ans.</text:p>
      <text:p text:style-name="P1">The required query is:</text:p>
      <text:p text:style-name="P1">Select max(Salary) from Worker </text:p>
      <text:p text:style-name="P1">where Salary not in (Select max(Salary) from Worker);</text:p>
      <text:p text:style-name="P1"> </text:p>
      <text:p text:style-name="P1">Q-37. Write An SQL Query To Show One Row Twice In Results From A Table.</text:p>
      <text:p text:style-name="P1">Ans.</text:p>
      <text:p text:style-name="P1">The required query is:</text:p>
      <text:p text:style-name="P1">select FIRST_NAME, DEPARTMENT from worker W where W.DEPARTMENT='HR' </text:p>
      <text:p text:style-name="P1">union all </text:p>
      <text:p text:style-name="P1">select FIRST_NAME, DEPARTMENT from Worker W1 where W1.DEPARTMENT='HR';</text:p>
      <text:p text:style-name="P1"> </text:p>
      <text:p text:style-name="P1">Q-38. Write An SQL Query To Fetch Intersecting Records Of Two Tables.</text:p>
      <text:p text:style-name="P1">Ans.</text:p>
      <text:p text:style-name="P1">The required query is:</text:p>
      <text:p text:style-name="P1">(SELECT * FROM Worker)</text:p>
      <text:p text:style-name="P1">INTERSECT</text:p>
      <text:p text:style-name="P1">(SELECT * FROM WorkerClone);</text:p>
      <text:p text:style-name="P1"> </text:p>
      <text:p text:style-name="P1">Q-39. Write An SQL Query To Fetch The First 50% Records From A Table.</text:p>
      <text:p text:style-name="P1">Ans.</text:p>
      <text:p text:style-name="P1">The required query is:</text:p>
      <text:p text:style-name="P1">SELECT *</text:p>
      <text:p text:style-name="P1">FROM WORKER</text:p>
      <text:p text:style-name="P1">WHERE WORKER_ID &lt;= (SELECT count(WORKER_ID)/2 from Worker);</text:p>
      <text:p text:style-name="P1"> </text:p>
      <text:p text:style-name="P1">Q-40. Write An SQL Query To Fetch The Departments That Have Less Than Five People In It.</text:p>
      <text:p text:style-name="P1">Ans.</text:p>
      <text:p text:style-name="P1">The required query is:</text:p>
      <text:p text:style-name="P1">SELECT DEPARTMENT, COUNT(WORKER_ID) as 'Number of Workers' FROM Worker GROUP BY DEPARTMENT HAVING COUNT(WORKER_ID) &lt; 5;</text:p>
      <text:p text:style-name="P1"> </text:p>
      <text:p text:style-name="P1">Q-41. Write An SQL Query To Show All Departments Along With The Number Of People In There.</text:p>
      <text:p text:style-name="P1">Ans.</text:p>
      <text:p text:style-name="P1">The following query returns the expected result:</text:p>
      <text:p text:style-name="P1">SELECT DEPARTMENT, COUNT(DEPARTMENT) as 'Number of Workers' FROM Worker GROUP BY DEPARTMENT;</text:p>
      <text:p text:style-name="P1"> </text:p>
      <text:p text:style-name="P1">Q-42. Write An SQL Query To Show The Last Record From A Table.</text:p>
      <text:p text:style-name="P1">Ans.</text:p>
      <text:p text:style-name="P1">The following query will return the last record from the Worker table:</text:p>
      <text:p text:style-name="P1">Select * from Worker where WORKER_ID = (SELECT max(WORKER_ID) from Worker);</text:p>
      <text:p text:style-name="P1"> </text:p>
      <text:p text:style-name="P1">Q-43. Write An SQL Query To Fetch The First Row Of A Table.</text:p>
      <text:p text:style-name="P1">Ans.</text:p>
      <text:p text:style-name="P1">The required query is:</text:p>
      <text:p text:style-name="P1">Select * from Worker where WORKER_ID = (SELECT min(WORKER_ID) from Worker);</text:p>
      <text:p text:style-name="P1"> </text:p>
      <text:p text:style-name="P1"><text:soft-page-break/>Q-44. Write An SQL Query To Fetch The Last Five Records From A Table.</text:p>
      <text:p text:style-name="P1">Ans.</text:p>
      <text:p text:style-name="P1">The required query is:</text:p>
      <text:p text:style-name="P1">SELECT * FROM Worker WHERE WORKER_ID &lt;=5</text:p>
      <text:p text:style-name="P1">UNION</text:p>
      <text:p text:style-name="P1">SELECT * FROM (SELECT * FROM Worker W order by W.WORKER_ID DESC) AS W1 WHERE W1.WORKER_ID &lt;=5;</text:p>
      <text:p text:style-name="P1"> </text:p>
      <text:p text:style-name="P1">Q-45. Write An SQL Query To Print The Name Of Employees Having The Highest Salary In Each Department.</text:p>
      <text:p text:style-name="P1">Ans.</text:p>
      <text:p text:style-name="P1">The required query is:</text:p>
      <text:p text:style-name="P1">SELECT t.DEPARTMENT,t.FIRST_NAME,t.Salary from(SELECT max(Salary) as TotalSalary,DEPARTMENT from Worker group by DEPARTMENT) as TempNew </text:p>
      <text:p text:style-name="P1">Inner Join Worker t on TempNew.DEPARTMENT=t.DEPARTMENT </text:p>
      <text:p text:style-name="P1"><text:s/>and TempNew.TotalSalary=t.Salary;</text:p>
      <text:p text:style-name="P1"> </text:p>
      <text:p text:style-name="P1">Q-46. Write An SQL Query To Fetch Three Max Salaries From A Table.</text:p>
      <text:p text:style-name="P1">Ans.</text:p>
      <text:p text:style-name="P1">The required query is:</text:p>
      <text:p text:style-name="P1">SELECT distinct Salary from worker a WHERE 3 &gt;= (SELECT count(distinct Salary) from worker b WHERE a.Salary &lt;= b.Salary) order by a.Salary desc;</text:p>
      <text:p text:style-name="P1"> </text:p>
      <text:p text:style-name="P1">Q-47. Write An SQL Query To Fetch Three Min Salaries From A Table.</text:p>
      <text:p text:style-name="P1">Ans.</text:p>
      <text:p text:style-name="P1">The required query is:</text:p>
      <text:p text:style-name="P1">SELECT distinct Salary from worker a WHERE 3 &gt;= (SELECT count(distinct Salary) from worker b WHERE a.Salary &gt;= b.Salary) order by a.Salary desc;</text:p>
      <text:p text:style-name="P1"> </text:p>
      <text:p text:style-name="P1">Q-48. Write An SQL Query To Fetch Nth Max Salaries From A Table.</text:p>
      <text:p text:style-name="P1">Ans.</text:p>
      <text:p text:style-name="P1">The required query is:</text:p>
      <text:p text:style-name="P1">SELECT distinct Salary from worker a WHERE n &gt;= (SELECT count(distinct Salary) from worker b WHERE a.Salary &lt;= b.Salary) order by a.Salary desc;</text:p>
      <text:p text:style-name="P1"> </text:p>
      <text:p text:style-name="P1">Q-49. Write An SQL Query To Fetch Departments Along With The Total Salaries Paid For Each Of Them.</text:p>
      <text:p text:style-name="P1">Ans.</text:p>
      <text:p text:style-name="P1">The required query is:</text:p>
      <text:p text:style-name="P1"> SELECT DEPARTMENT, sum(Salary) from worker group by DEPARTMENT;</text:p>
      <text:p text:style-name="P1"> </text:p>
      <text:p text:style-name="P1">Q-50. Write An SQL Query To Fetch The Names Of Workers Who Earn The Highest Salary.</text:p>
      <text:p text:style-name="P1">Ans.</text:p>
      <text:p text:style-name="P1">The required query is:</text:p>
      <text:p text:style-name="P1">SELECT FIRST_NAME, SALARY from Worker WHERE SALARY=(SELECT max(SALARY) from Worker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5:37.930194975</meta:creation-date>
    <dc:date>2019-05-07T11:51:47.488572665</dc:date>
    <meta:editing-duration>PT6M9S</meta:editing-duration>
    <meta:editing-cycles>1</meta:editing-cycles>
    <meta:document-statistic meta:table-count="0" meta:image-count="0" meta:object-count="0" meta:page-count="8" meta:paragraph-count="374" meta:word-count="2098" meta:character-count="13401" meta:non-whitespace-character-count="11154"/>
    <meta:generator>LibreOffice/5.1.6.2$Linux_X86_64 LibreOffice_project/10m0$Build-2</meta:generator>
  </office:meta>
</office:document-meta>
</file>